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08cm" fo:min-width="3.458cm"/>
      <style:paragraph-properties style:writing-mode="lr-tb"/>
    </style:style>
    <style:style style:name="gr2" style:family="graphic" style:parent-style-name="standard">
      <style:graphic-properties draw:fill-color="#ffaa95" draw:textarea-horizontal-align="justify" draw:textarea-vertical-align="middle" draw:auto-grow-height="false" fo:min-height="1.209cm" fo:min-width="3.458cm"/>
      <style:paragraph-properties style:writing-mode="lr-tb"/>
    </style:style>
    <style:style style:name="gr3" style:family="graphic" style:parent-style-name="standard">
      <style:graphic-properties draw:fill-color="#ffaa95" draw:textarea-horizontal-align="justify" draw:textarea-vertical-align="middle" draw:auto-grow-height="false" fo:min-height="1.208cm" fo:min-width="3.459cm"/>
      <style:paragraph-properties style:writing-mode="lr-tb"/>
    </style:style>
    <style:style style:name="gr4" style:family="graphic" style:parent-style-name="standard">
      <style:graphic-properties svg:stroke-color="#77bc65" draw:fill-color="#afd095" draw:textarea-horizontal-align="justify" draw:textarea-vertical-align="middle" draw:auto-grow-height="false" fo:min-height="1.208cm" fo:min-width="3.458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  <style:paragraph-properties style:writing-mode="lr-tb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draw:marker-end="Arrowheads_20_4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Arrowheads_20_6" draw:marker-end-width="0.3cm" draw:fill="none" draw:textarea-vertical-align="middle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aa95"/>
      <style:paragraph-properties fo:text-align="center" style:writing-mode="lr-tb"/>
    </style:style>
    <style:style style:name="P3" style:family="paragraph">
      <loext:graphic-properties draw:fill-color="#afd095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3.958cm" svg:height="1.458cm" svg:x="4.766cm" svg:y="9.292cm">
          <text:p text:style-name="P1">Prim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5" draw:id="id5" draw:layer="layout" svg:width="3.958cm" svg:height="1.459cm" svg:x="4.792cm" svg:y="6.429cm">
          <text:p text:style-name="P1">Validation</text:p>
          <text:p text:style-name="P1">LineIte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xml:id="id4" draw:id="id4" draw:layer="layout" svg:width="3.959cm" svg:height="1.458cm" svg:x="4.75cm" svg:y="4.042cm">
          <text:p text:style-name="P1">Validation</text:p>
          <text:p text:style-name="P1">Tab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1" draw:id="id1" draw:layer="layout" svg:width="3.958cm" svg:height="1.458cm" svg:x="13.15cm" svg:y="4.05cm">
          <text:p text:style-name="P1">Dimens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2" draw:id="id2" draw:layer="layout" svg:width="3.958cm" svg:height="1.458cm" svg:x="13.15cm" svg:y="6.967cm">
          <text:p text:style-name="P1">Doma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xml:id="id3" draw:id="id3" draw:layer="layout" svg:width="3.958cm" svg:height="1.458cm" svg:x="13.15cm" svg:y="10.092cm">
          <text:p text:style-name="P1">Memb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" draw:text-style-name="P5" draw:layer="layout" draw:type="line" svg:x1="15.129cm" svg:y1="5.508cm" svg:x2="15.129cm" svg:y2="6.967cm" draw:start-shape="id1" draw:end-shape="id2" svg:d="M15129 5508v1459" svg:viewBox="0 0 1 1460">
          <text:p text:style-name="P4">dimension-domain</text:p>
        </draw:connector>
        <draw:connector draw:style-name="gr6" draw:text-style-name="P5" draw:layer="layout" draw:type="line" svg:x1="15.129cm" svg:y1="8.425cm" svg:x2="15.129cm" svg:y2="10.092cm" draw:start-shape="id2" draw:end-shape="id3" draw:end-glue-point="0" svg:d="M15129 8425v1667" svg:viewBox="0 0 1 1668">
          <text:p text:style-name="P4">domain-member</text:p>
        </draw:connector>
        <draw:connector draw:style-name="gr7" draw:text-style-name="P5" draw:layer="layout" draw:type="line" svg:x1="8.709cm" svg:y1="4.771cm" svg:x2="13.15cm" svg:y2="4.779cm" draw:start-shape="id4" draw:end-shape="id1" svg:d="M8709 4771l4441 8" svg:viewBox="0 0 4442 9">
          <text:p text:style-name="P4">Hypercube-</text:p>
          <text:p text:style-name="P4">dimension</text:p>
        </draw:connector>
        <draw:connector draw:style-name="gr8" draw:text-style-name="P5" draw:layer="layout" draw:type="line" svg:x1="6.729cm" svg:y1="5.5cm" svg:x2="6.771cm" svg:y2="6.429cm" draw:start-shape="id4" draw:end-shape="id5" svg:d="M6729 5500l42 929" svg:viewBox="0 0 43 930">
          <text:p text:style-name="P4">all / notAll</text:p>
        </draw:connector>
        <draw:connector draw:style-name="gr9" draw:text-style-name="P5" draw:layer="layout" draw:type="line" svg:x1="6.771cm" svg:y1="7.888cm" svg:x2="6.745cm" svg:y2="9.292cm" draw:start-shape="id5" draw:end-shape="id6" draw:end-glue-point="0" svg:d="M6771 7888l-26 1404" svg:viewBox="0 0 27 1405">
          <text:p text:style-name="P4">domain-member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nl" fo:country="NL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beration Sans1" style:font-family-asian="'Liberation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16T09:06:04.053244603</meta:creation-date>
    <dc:date>2021-12-20T16:48:31.066528829</dc:date>
    <meta:editing-duration>PT39M22S</meta:editing-duration>
    <meta:editing-cycles>4</meta:editing-cycles>
    <meta:generator>LibreOffice/7.2.4.1$Linux_X86_64 LibreOffice_project/20$Build-1</meta:generator>
    <meta:document-statistic meta:object-count="11"/>
  </office:meta>
</office:document-meta>
</file>